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3" table:number-columns-repeated="250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Base salary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onus %</text:p>
          </table:table-cell>
          <table:table-cell table:style-name="ce1" office:value-type="string">
            <text:p>Bonus amt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nn</text:p>
          </table:table-cell>
          <table:table-cell office:value-type="float" office:value="5600">
            <text:p><text:s/>SFr. 5,600.00 </text:p>
          </table:table-cell>
          <table:table-cell office:value-type="float" office:value="20">
            <text:p>20</text:p>
          </table:table-cell>
          <table:table-cell table:formula="of:=BaseSalary+Overtime*OvertimeRate" office:value-type="float" office:value="6600">
            <text:p><text:s/>SFr. 6,600.00 </text:p>
          </table:table-cell>
          <table:table-cell table:formula="of:=Salary/SalaryTotal" office:value-type="percentage" office:value="0.361643835616438">
            <text:p>36%</text:p>
          </table:table-cell>
          <table:table-cell table:formula="of:=BonusTotal*BonusPercentage" office:value-type="float" office:value="7232.87671232877">
            <text:p><text:s/>SFr. 7,232.88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th</text:p>
          </table:table-cell>
          <table:table-cell office:value-type="float" office:value="5400">
            <text:p><text:s/>SFr. 5,400.00 </text:p>
          </table:table-cell>
          <table:table-cell office:value-type="float" office:value="15">
            <text:p>15</text:p>
          </table:table-cell>
          <table:table-cell table:formula="of:=BaseSalary+Overtime*OvertimeRate" office:value-type="float" office:value="6150">
            <text:p><text:s/>SFr. 6,150.00 </text:p>
          </table:table-cell>
          <table:table-cell table:formula="of:=Salary/SalaryTotal" office:value-type="percentage" office:value="0.336986301369863">
            <text:p>34%</text:p>
          </table:table-cell>
          <table:table-cell table:formula="of:=BonusTotal*BonusPercentage" office:value-type="float" office:value="6739.72602739726">
            <text:p><text:s/>SFr. 6,739.73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harlie</text:p>
          </table:table-cell>
          <table:table-cell office:value-type="float" office:value="5500">
            <text:p><text:s/>SFr. 5,500.00 </text:p>
          </table:table-cell>
          <table:table-cell office:value-type="float" office:value="0">
            <text:p>0</text:p>
          </table:table-cell>
          <table:table-cell table:formula="of:=BaseSalary+Overtime*OvertimeRate" office:value-type="float" office:value="5500">
            <text:p><text:s/>SFr. 5,500.00 </text:p>
          </table:table-cell>
          <table:table-cell table:formula="of:=Salary/SalaryTotal" office:value-type="percentage" office:value="0.301369863013699">
            <text:p>30%</text:p>
          </table:table-cell>
          <table:table-cell table:formula="of:=BonusTotal*BonusPercentage" office:value-type="float" office:value="6027.39726027397">
            <text:p><text:s/>SFr. 6,027.40 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table:style-name="ce4"/>
          <table:table-cell table:style-name="Default"/>
          <table:table-cell table:formula="of:=SUM(Salary)" office:value-type="float" office:value="18250">
            <text:p><text:s/>SFr. 18,250.00 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Overtime rate</text:p>
          </table:table-cell>
          <table:table-cell office:value-type="float" office:value="50">
            <text:p><text:s/>SFr. 50.00 </text:p>
          </table:table-cell>
          <table:table-cell table:style-name="Default" table:number-columns-repeated="4"/>
          <table:table-cell table:number-columns-repeated="250"/>
        </table:table-row>
        <table:table-row table:style-name="ro1">
          <table:table-cell office:value-type="string">
            <text:p>Bonus total</text:p>
          </table:table-cell>
          <table:table-cell office:value-type="float" office:value="20000">
            <text:p><text:s/>SFr. 20,000.00 </text:p>
          </table:table-cell>
          <table:table-cell table:style-name="Default" table:number-columns-repeated="4"/>
          <table:table-cell table:number-columns-repeated="250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BaseSalary" table:base-cell-address="$Sheet1.$A$1" table:cell-range-address="$Sheet1.$B$2:.$B$4"/>
        <table:named-range table:name="BonusAmount" table:base-cell-address="$Sheet1.$A$1" table:cell-range-address="$Sheet1.$F$2:.$F$4"/>
        <table:named-range table:name="BonusPercentage" table:base-cell-address="$Sheet1.$A$1" table:cell-range-address="$Sheet1.$E$2:.$E$4"/>
        <table:named-range table:name="BonusTotal" table:base-cell-address="$Sheet1.$A$1" table:cell-range-address="$Sheet1.$B$7"/>
        <table:named-range table:name="Employees" table:base-cell-address="$Sheet1.$A$1" table:cell-range-address="$Sheet1.$A$2:.$F$4"/>
        <table:named-range table:name="Name" table:base-cell-address="$Sheet1.$A$1" table:cell-range-address="$Sheet1.$A$2:.$A$4"/>
        <table:named-range table:name="Overtime" table:base-cell-address="$Sheet1.$A$1" table:cell-range-address="$Sheet1.$C$2:.$C$4"/>
        <table:named-range table:name="OvertimeRate" table:base-cell-address="$Sheet1.$A$1" table:cell-range-address="$Sheet1.$B$6"/>
        <table:named-range table:name="Salary" table:base-cell-address="$Sheet1.$A$1" table:cell-range-address="$Sheet1.$D$2:.$D$4"/>
        <table:named-range table:name="SalaryTotal" table:base-cell-address="$Sheet1.$A$1" table:cell-range-address="$Sheet1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2-22T15:05:14</meta:creation-date>
    <dc:creator>Peter Arrenbrecht</dc:creator>
    <dc:date>2005-12-22T16:44:05</dc:date>
    <meta:print-date>2006-02-08T11:19:10</meta:print-date>
    <dc:language>en-US</dc:language>
    <meta:editing-cycles>1</meta:editing-cycles>
    <meta:editing-duration>PT0S</meta:editing-duration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